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<text:s text:c="15"/>P</text:p>
          </table:table-cell>
          <table:table-cell/>
          <table:table-cell office:value-type="string">
            <text:p><text:s text:c="3"/>Q1</text:p>
          </table:table-cell>
          <table:table-cell office:value-type="string">
            <text:p><text:s text:c="3"/>Q2</text:p>
          </table:table-cell>
          <table:table-cell office:value-type="string">
            <text:p><text:s text:c="3"/>Q3</text:p>
          </table:table-cell>
          <table:table-cell/>
          <table:table-cell office:value-type="string">
            <text:p>Sign</text:p>
          </table:table-cell>
          <table:table-cell office:value-type="string">
            <text:p><text:s text:c="4"/>Ter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34">
            <text:p>123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string">
            <text:p>“+”</text:p>
          </table:table-cell>
          <table:table-cell office:value-type="string">
            <text:p>a * <text:s/>f * k * p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-”</text:p>
          </table:table-cell>
          <table:table-cell office:value-type="string">
            <text:p>a <text:s text:c="3"/>f <text:s text:c="3"/>l <text:s text:c="2"/>o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“-”</text:p>
          </table:table-cell>
          <table:table-cell office:value-type="string">
            <text:p>a <text:s text:c="2"/>g <text:s text:c="3"/>j <text:s text:c="2"/>p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“+”</text:p>
          </table:table-cell>
          <table:table-cell office:value-type="string">
            <text:p>a <text:s text:c="2"/>g <text:s text:c="3"/>l <text:s text:c="2"/>n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string">
            <text:p>“+”</text:p>
          </table:table-cell>
          <table:table-cell office:value-type="string">
            <text:p>a <text:s text:c="2"/>h <text:s text:c="3"/>j <text:s text:c="2"/>o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-”</text:p>
          </table:table-cell>
          <table:table-cell office:value-type="string">
            <text:p>a <text:s text:c="2"/>h <text:s text:c="3"/>k <text:s/>n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“-”</text:p>
          </table:table-cell>
          <table:table-cell office:value-type="string">
            <text:p>b <text:s text:c="2"/>e <text:s text:c="3"/>k <text:s/>p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+”</text:p>
          </table:table-cell>
          <table:table-cell office:value-type="string">
            <text:p>b <text:s text:c="2"/>e <text:s text:c="3"/>l <text:s text:c="2"/>o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“+”</text:p>
          </table:table-cell>
          <table:table-cell office:value-type="string">
            <text:p>b <text:s text:c="2"/>g <text:s text:c="3"/>I <text:s text:c="2"/>p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string">
            <text:p>“-”</text:p>
          </table:table-cell>
          <table:table-cell office:value-type="string">
            <text:p>b <text:s text:c="2"/>g <text:s text:c="3"/>l <text:s text:c="2"/>m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“-”</text:p>
          </table:table-cell>
          <table:table-cell office:value-type="string">
            <text:p>b <text:s text:c="2"/>h <text:s text:c="3"/>I <text:s text:c="2"/>o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+”</text:p>
          </table:table-cell>
          <table:table-cell office:value-type="string">
            <text:p>b <text:s text:c="2"/>h <text:s text:c="2"/>k <text:s text:c="2"/>m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string">
            <text:p>“+”</text:p>
          </table:table-cell>
          <table:table-cell office:value-type="string">
            <text:p>c <text:s text:c="2"/>e <text:s text:c="2"/>j <text:s text:c="3"/>p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-”</text:p>
          </table:table-cell>
          <table:table-cell office:value-type="string">
            <text:p>o <text:s text:c="2"/>e <text:s text:c="2"/>l <text:s text:c="3"/>n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“-”</text:p>
          </table:table-cell>
          <table:table-cell office:value-type="string">
            <text:p>c <text:s text:c="2"/>f <text:s text:c="3"/>I <text:s text:c="3"/>p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“+”</text:p>
          </table:table-cell>
          <table:table-cell office:value-type="string">
            <text:p>c <text:s text:c="2"/>f <text:s text:c="3"/>l <text:s text:c="3"/>m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string">
            <text:p>“+”</text:p>
          </table:table-cell>
          <table:table-cell office:value-type="string">
            <text:p>c <text:s text:c="2"/>h <text:s text:c="2"/>I <text:s text:c="3"/>n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-”</text:p>
          </table:table-cell>
          <table:table-cell office:value-type="string">
            <text:p>c <text:s text:c="2"/>h <text:s text:c="2"/>j <text:s text:c="3"/>m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“-”</text:p>
          </table:table-cell>
          <table:table-cell office:value-type="string">
            <text:p>d <text:s text:c="2"/>e <text:s text:c="2"/>j <text:s text:c="3"/>o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+”</text:p>
          </table:table-cell>
          <table:table-cell office:value-type="string">
            <text:p>d <text:s text:c="2"/>e <text:s text:c="2"/>k <text:s text:c="2"/>n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“+”</text:p>
          </table:table-cell>
          <table:table-cell office:value-type="string">
            <text:p>d <text:s text:c="2"/>f <text:s text:c="3"/>I <text:s text:c="3"/>o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string">
            <text:p>“-”</text:p>
          </table:table-cell>
          <table:table-cell office:value-type="string">
            <text:p>d <text:s text:c="2"/>f <text:s text:c="3"/>k <text:s text:c="2"/>m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“-”</text:p>
          </table:table-cell>
          <table:table-cell office:value-type="string">
            <text:p>d <text:s text:c="2"/>g <text:s text:c="2"/>I <text:s text:c="3"/>n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+”</text:p>
          </table:table-cell>
          <table:table-cell office:value-type="string">
            <text:p>d <text:s text:c="2"/>g <text:s text:c="2"/>j <text:s text:c="3"/>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6/30/2015</text:date>, <text:time>10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v Elliott</meta:initial-creator>
    <meta:creation-date>2015-06-28T19:15:42.38</meta:creation-date>
    <dc:date>2015-06-30T10:57:37.01</dc:date>
    <dc:creator>Irv Elliott</dc:creator>
    <meta:editing-duration>PT26M19S</meta:editing-duration>
    <meta:editing-cycles>4</meta:editing-cycles>
    <meta:generator>OpenOffice/4.1.1$Win32 OpenOffice.org_project/411m6$Build-9775</meta:generator>
    <meta:document-statistic meta:table-count="3" meta:cell-count="150" meta:object-count="0"/>
  </office:meta>
</office:document-meta>
</file>